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20d80b" officeooo:paragraph-rsid="0020d80b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238755" officeooo:paragraph-rsid="00238755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24f1d6" officeooo:paragraph-rsid="0024f1d6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21e423" officeooo:paragraph-rsid="0021e423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normal" officeooo:rsid="00223733" officeooo:paragraph-rsid="0022373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officeooo:rsid="00238755" officeooo:paragraph-rsid="0023875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officeooo:rsid="0025ad29" officeooo:paragraph-rsid="0025ad2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2d0bcb" officeooo:paragraph-rsid="002d0bc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normal" officeooo:rsid="002e4ef0" officeooo:paragraph-rsid="002e4ef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bold" officeooo:rsid="0021e423" officeooo:paragraph-rsid="0021e423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officeooo:rsid="0025ad29" officeooo:paragraph-rsid="0025ad29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bold" officeooo:rsid="0021e423" officeooo:paragraph-rsid="0021e423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style:text-underline-style="none" fo:font-weight="normal" officeooo:rsid="0021e423" officeooo:paragraph-rsid="0021e42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223733" officeooo:paragraph-rsid="0022373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238755" officeooo:paragraph-rsid="00238755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24f1d6" officeooo:paragraph-rsid="0024f1d6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2559a0" officeooo:paragraph-rsid="002559a0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25ad29" officeooo:paragraph-rsid="0025ad29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275418" officeooo:paragraph-rsid="00275418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275418" officeooo:paragraph-rsid="0028d48a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28d48a" officeooo:paragraph-rsid="0028d48a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2b1328" officeooo:paragraph-rsid="002b1328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2d0bcb" officeooo:paragraph-rsid="002d0bc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2e4ef0" officeooo:paragraph-rsid="002e4ef0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21e423" officeooo:paragraph-rsid="0021e423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3pt" style:text-underline-style="solid" style:text-underline-width="auto" style:text-underline-color="font-color" fo:font-weight="bold" officeooo:rsid="00223733" officeooo:paragraph-rsid="00223733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3pt" style:text-underline-style="solid" style:text-underline-width="auto" style:text-underline-color="font-color" fo:font-weight="bold" officeooo:rsid="002b1328" officeooo:paragraph-rsid="002b1328" style:font-size-asian="11.3500003814697pt" style:font-weight-asian="bold" style:font-size-complex="13pt" style:font-weight-complex="bold"/>
    </style:style>
    <style:style style:name="P28" style:family="paragraph" style:parent-style-name="Standard">
      <style:text-properties fo:font-size="13pt" style:text-underline-style="solid" style:text-underline-width="auto" style:text-underline-color="font-color" fo:font-weight="normal" officeooo:rsid="0021e423" officeooo:paragraph-rsid="0021e423" style:font-size-asian="11.3500003814697pt" style:font-weight-asian="normal" style:font-size-complex="13pt" style:font-weight-complex="normal"/>
    </style:style>
    <style:style style:name="P29" style:family="paragraph" style:parent-style-name="Standard">
      <style:text-properties fo:font-size="13pt" style:text-underline-style="solid" style:text-underline-width="auto" style:text-underline-color="font-color" fo:font-weight="normal" officeooo:rsid="00223733" officeooo:paragraph-rsid="00223733" style:font-size-asian="11.3500003814697pt" style:font-weight-asian="normal" style:font-size-complex="13pt" style:font-weight-complex="normal"/>
    </style:style>
    <style:style style:name="P30" style:family="paragraph" style:parent-style-name="Standard">
      <style:text-properties fo:font-size="13pt" style:text-underline-style="solid" style:text-underline-width="auto" style:text-underline-color="font-color" fo:font-weight="normal" officeooo:rsid="00238755" officeooo:paragraph-rsid="00238755" style:font-size-asian="11.3500003814697pt" style:font-weight-asian="normal" style:font-size-complex="13pt" style:font-weight-complex="normal"/>
    </style:style>
    <style:style style:name="P31" style:family="paragraph" style:parent-style-name="Standard">
      <style:text-properties fo:font-size="13pt" style:text-underline-style="solid" style:text-underline-width="auto" style:text-underline-color="font-color" fo:font-weight="normal" officeooo:rsid="002559a0" officeooo:paragraph-rsid="002559a0" style:font-size-asian="11.3500003814697pt" style:font-weight-asian="normal" style:font-size-complex="13pt" style:font-weight-complex="normal"/>
    </style:style>
    <style:style style:name="P32" style:family="paragraph" style:parent-style-name="Standard">
      <style:text-properties fo:font-size="13pt" style:text-underline-style="solid" style:text-underline-width="auto" style:text-underline-color="font-color" fo:font-weight="normal" officeooo:rsid="0025ad29" officeooo:paragraph-rsid="0025ad29" style:font-size-asian="11.3500003814697pt" style:font-weight-asian="normal" style:font-size-complex="13pt" style:font-weight-complex="normal"/>
    </style:style>
    <style:style style:name="P33" style:family="paragraph" style:parent-style-name="Standard">
      <style:text-properties fo:font-size="13pt" style:text-underline-style="solid" style:text-underline-width="auto" style:text-underline-color="font-color" fo:font-weight="normal" officeooo:rsid="00275418" officeooo:paragraph-rsid="00275418" style:font-size-asian="11.3500003814697pt" style:font-weight-asian="normal" style:font-size-complex="13pt" style:font-weight-complex="normal"/>
    </style:style>
    <style:style style:name="P34" style:family="paragraph" style:parent-style-name="Standard">
      <style:text-properties fo:font-size="13pt" style:text-underline-style="solid" style:text-underline-width="auto" style:text-underline-color="font-color" fo:font-weight="normal" officeooo:rsid="002b1328" officeooo:paragraph-rsid="002b1328" style:font-size-asian="11.3500003814697pt" style:font-weight-asian="normal" style:font-size-complex="13pt" style:font-weight-complex="normal"/>
    </style:style>
    <style:style style:name="P35" style:family="paragraph" style:parent-style-name="Standard">
      <style:text-properties fo:font-size="13pt" style:text-underline-style="solid" style:text-underline-width="auto" style:text-underline-color="font-color" fo:font-weight="normal" officeooo:rsid="002d0bcb" officeooo:paragraph-rsid="002d0bcb" style:font-size-asian="11.3500003814697pt" style:font-weight-asian="normal" style:font-size-complex="13pt" style:font-weight-complex="normal"/>
    </style:style>
    <style:style style:name="P36" style:family="paragraph" style:parent-style-name="Standard">
      <style:text-properties fo:font-size="13pt" style:text-underline-style="solid" style:text-underline-width="auto" style:text-underline-color="font-color" fo:font-weight="normal" officeooo:rsid="0024f1d6" officeooo:paragraph-rsid="0024f1d6" style:font-size-asian="13pt" style:font-weight-asian="normal" style:font-size-complex="13pt" style:font-weight-complex="normal"/>
    </style:style>
    <style:style style:name="P37" style:family="paragraph" style:parent-style-name="Standard">
      <style:text-properties fo:font-size="13pt" style:text-underline-style="none" fo:font-weight="normal" officeooo:rsid="00223733" officeooo:paragraph-rsid="00223733" style:font-size-asian="11.3500003814697pt" style:font-weight-asian="normal" style:font-size-complex="13pt" style:font-weight-complex="normal"/>
    </style:style>
    <style:style style:name="P38" style:family="paragraph" style:parent-style-name="Standard">
      <style:text-properties fo:font-size="13pt" style:text-underline-style="none" fo:font-weight="normal" officeooo:rsid="002b1328" officeooo:paragraph-rsid="002b1328" style:font-size-asian="11.3500003814697pt" style:font-weight-asian="normal" style:font-size-complex="13pt" style:font-weight-complex="normal"/>
    </style:style>
    <style:style style:name="P39" style:family="paragraph" style:parent-style-name="Standard">
      <style:text-properties fo:font-size="13pt" style:text-underline-style="none" fo:font-weight="normal" officeooo:rsid="002d0bcb" officeooo:paragraph-rsid="002d0bcb" style:font-size-asian="11.3500003814697pt" style:font-weight-asian="normal" style:font-size-complex="13pt" style:font-weight-complex="normal"/>
    </style:style>
    <style:style style:name="P40" style:family="paragraph" style:parent-style-name="Standard">
      <style:text-properties fo:font-size="11pt" style:text-underline-style="none" fo:font-weight="normal" officeooo:rsid="0020d80b" officeooo:paragraph-rsid="0020d80b" style:font-size-asian="9.60000038146973pt" style:font-weight-asian="normal" style:font-size-complex="11pt" style:font-weight-complex="normal"/>
    </style:style>
    <style:style style:name="P41" style:family="paragraph" style:parent-style-name="Standard">
      <style:text-properties style:text-underline-style="solid" style:text-underline-width="auto" style:text-underline-color="font-color" officeooo:rsid="002e4ef0" officeooo:paragraph-rsid="002e4ef0"/>
    </style:style>
    <style:style style:name="P42" style:family="paragraph" style:parent-style-name="Standard">
      <style:text-properties officeooo:paragraph-rsid="002e4ef0"/>
    </style:style>
    <style:style style:name="P43" style:family="paragraph" style:parent-style-name="Standard">
      <style:text-properties fo:font-size="12pt" style:text-underline-style="none" fo:font-weight="normal" officeooo:rsid="002d0bcb" officeooo:paragraph-rsid="002d0bcb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style:text-underline-style="none" fo:font-weight="normal" officeooo:rsid="002e4ef0" officeooo:paragraph-rsid="002e4ef0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style:text-underline-style="solid" style:text-underline-width="auto" style:text-underline-color="font-color" fo:font-weight="normal" officeooo:rsid="002e4ef0" officeooo:paragraph-rsid="002e4ef0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officeooo:rsid="00238755"/>
    </style:style>
    <style:style style:name="T6" style:family="text">
      <style:text-properties officeooo:rsid="002559a0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officeooo:rsid="00275418"/>
    </style:style>
    <style:style style:name="T10" style:family="text">
      <style:text-properties officeooo:rsid="0028d48a"/>
    </style:style>
    <style:style style:name="T11" style:family="text">
      <style:text-properties fo:font-size="12pt" style:text-underline-style="solid" style:text-underline-width="auto" style:text-underline-color="font-color" fo:font-weight="normal" officeooo:rsid="002e4ef0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2e4ef0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officeooo:rsid="002f1f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4: La medición del producto y renta nacionales</text:p>
      <text:p text:style-name="P40"/>
      <text:p text:style-name="P28">Cómo se mide la eficiencia económica de un país?</text:p>
      <text:p text:style-name="P25">Índice: Producto Nacional. Sirve para medir el bienestar, la calidad de vida y el desarrollo de los países para compararlos.</text:p>
      <text:p text:style-name="P25"/>
      <text:p text:style-name="P12"><text:span text:style-name="T2">PN = Suma de </text:span><text:span text:style-name="T4">los precios</text:span><text:span text:style-name="T2"> de todos los bienes y servicios producidos en un país en 1 año.</text:span></text:p>
      <text:p text:style-name="P25">(Medida monetaria)</text:p>
      <text:p text:style-name="P25"/>
      <text:p text:style-name="P25">Inconvenientes: PN puede aumentar también si aumentan los precios, lo que no refleja del todo si un país está pasando un buen momento (inflación).</text:p>
      <text:p text:style-name="P25"/>
      <text:p text:style-name="P12"><text:span text:style-name="T2">Para evitar esto, se usa el </text:span><text:span text:style-name="T4">deflactor</text:span><text:span text:style-name="T2"> (índice de precios), que </text:span><text:span text:style-name="T4">mide la inflación y ajusta el PN</text:span><text:span text:style-name="T2"> nominal (a precios corrientes) y determina su valor real en €.</text:span></text:p>
      <text:p text:style-name="P25"/>
      <text:p text:style-name="P25">Fórmula: Cr en %, Cn en x1, infl en x1</text:p>
      <text:p text:style-name="P4">Crecimiento real (Cr) = (Crecimiento nominal (Cn) – Deflactor)%</text:p>
      <text:p text:style-name="P4"/>
      <text:p text:style-name="P28">Cálculo del PN</text:p>
      <text:p text:style-name="P13">Bienes y servicios <text:span text:style-name="T3">producidos una vez</text:span> y sólo una.</text:p>
      <text:p text:style-name="P13"><text:span text:style-name="T3">Productos intermedios:</text:span> Bienes/servicios usados para fabricar otros (harina, hierro…).</text:p>
      <text:p text:style-name="P13"><text:span text:style-name="T3">Productos finales:</text:span> Bienes/servicios destinados al consumo (pan, tabaco…).</text:p>
      <text:p text:style-name="P13"/>
      <text:p text:style-name="P10">PN (Empresas españolas)= PI (Producto Interior) + (Producción empresas esp. En extranjero) – (Producción empresas extr. En España)</text:p>
      <text:p text:style-name="P14">(Se puede aislar el PI para sacar una fórmula también)</text:p>
      <text:p text:style-name="P14"/>
      <text:p text:style-name="P29">Enfoque de la demanda</text:p>
      <text:p text:style-name="P14">DAG = demanda agregada (flujo de producción)</text:p>
      <text:p text:style-name="P37"/>
      <text:p text:style-name="P26">DAG = C+I+G+X-M</text:p>
      <text:p text:style-name="P27">EL PIB SE CALCULA A PRECIO DE MERCADO</text:p>
      <text:p text:style-name="P27"/>
      <text:p text:style-name="P34">Demanda interna: C+Ib+G</text:p>
      <text:p text:style-name="P34">Demanda externa: X-M</text:p>
      <text:p text:style-name="P38"/>
      <text:p text:style-name="P5">C = Consumo:</text:p>
      <text:p text:style-name="P14">Gastos de consumidores en bienes/servicios privados. El principal objetivo de la actividad económica.</text:p>
      <text:p text:style-name="P5">3 componentes:</text:p>
      <text:p text:style-name="P5">-Bienes duraderos:<text:span text:style-name="T1"> Coches, ordenadores...</text:span></text:p>
      <text:p text:style-name="P5">-Bienes fungibles:<text:span text:style-name="T1"> Pan, tabaco...</text:span></text:p>
      <text:p text:style-name="P5">Servicios intangibles:<text:span text:style-name="T1"> Educación, Sanidad, Medicina…</text:span></text:p>
      <text:p text:style-name="P14"/>
      <text:p text:style-name="P5">I = Inversión Nacional Privada <text:span text:style-name="T5">(Formación Bruta de Capital)</text:span>:</text:p>
      <text:p text:style-name="P14">Adem<text:span text:style-name="T15">á</text:span>s de bienes y servicios para el consumo, un país produce bienes de capital o inversión:</text:p>
      <text:p text:style-name="P14">-Plantas (Fábricas, edificios…).</text:p>
      <text:p text:style-name="P14">-Equipos(Máquinas, herramientas…).</text:p>
      <text:p text:style-name="P14">-Variación de stocks.</text:p>
      <text:p text:style-name="P14">Compra de acciones no es una inversión, sino un cambio de activos.</text:p>
      <text:p text:style-name="P14"/>
      <text:p text:style-name="P6"><text:soft-page-break/>G = Gasto público (Compra gubernamental de bienes y servicios):</text:p>
      <text:p text:style-name="P15">Suma de todas las nóminas de los funcionarios+compras de bienes y servicios del Estado.</text:p>
      <text:p text:style-name="P15">(Se excluyen subsidios, pagos SS, desempleo…)</text:p>
      <text:p text:style-name="P15"/>
      <text:p text:style-name="P6"/>
      <text:p text:style-name="P6">X-M: Exportaciones netas:</text:p>
      <text:p text:style-name="P6">X: Exportaciones:<text:span text:style-name="T1"> de bienes y servicios, pagos de intereses de extranjeros, servicios ofrecidos a los turistas y beneficios “repatriados” de filiales en el extranjero.</text:span></text:p>
      <text:p text:style-name="P6">M: Importaciones:<text:span text:style-name="T1"> Lo contrario que las exportaciones</text:span></text:p>
      <text:p text:style-name="P15"/>
      <text:p text:style-name="P30">Valor añadido(VA):</text:p>
      <text:p text:style-name="P15">Lo que genera una empresa respecto al total de un país.</text:p>
      <text:p text:style-name="P2">PI = VA sector (primario+secundario+terciario) + aumento de existencias</text:p>
      <text:p text:style-name="P16">El IVA ayuda a calcularlo, pero es impreciso, ya que hay mucho fraude.</text:p>
      <text:p text:style-name="P16"/>
      <text:p text:style-name="P3">PI = Sueldos/salarios/rentas de trabajo+intereses/alquileres/rentas de propiedad+impuestos indirectos+depreciación+beneficios</text:p>
      <text:p text:style-name="P3"/>
      <text:p text:style-name="P36">El PIB</text:p>
      <text:p text:style-name="P16">Diferencia la inversión privada bruta(gastos en nuevas plantas y equipos) y neta (bruta – depreciación).</text:p>
      <text:p text:style-name="P16"/>
      <text:p text:style-name="P22">Bruto → Neto quitándole depreciación</text:p>
      <text:p text:style-name="P16"/>
      <text:p text:style-name="P3">PIN = PIB – depreciación (PIB/N = C+Ib/n+G+X-M)</text:p>
      <text:p text:style-name="P3"/>
      <text:p text:style-name="P16">La inversión bruta es más fácil de medir, <text:span text:style-name="T6">la depreciación es subjetiva (no se sabe con exactitud).</text:span></text:p>
      <text:p text:style-name="P16"/>
      <text:p text:style-name="P31">PNB y PIB</text:p>
      <text:p text:style-name="P17">También conocidos como GNP (Gross National Product) y GDP (Gross Domestic Product).</text:p>
      <text:p text:style-name="P17"><text:span text:style-name="T3">Interior:</text:span> En el país, con independencia de la nacionalidad de los productos utilizados.</text:p>
      <text:p text:style-name="P17"/>
      <text:p text:style-name="P32">Renta y contabilidad nacional</text:p>
      <text:p text:style-name="P18">RN = PNN<text:span text:style-name="T7">coste de factores</text:span>= PNN<text:span text:style-name="T7">precios de mercado –</text:span><text:span text:style-name="T8"> Impuestos indirectos (Producto Nacional Neto)</text:span></text:p>
      <text:p text:style-name="P18">Suma de ingresos obtenidos a partir de factores de producción (salarios, rentas, beneficios de empresas…).</text:p>
      <text:p text:style-name="P18"/>
      <text:p text:style-name="P18">PNN = depreciación; RN = Imp. indirectos.</text:p>
      <text:p text:style-name="P11">Renta Personal = <text:span text:style-name="T9">RNN -</text:span> <text:span text:style-name="T9">(</text:span>Impuestos sobre beneficios de empresas<text:span text:style-name="T9">+Beneficios no distribuidos+Pagos SS)+Transferencias del Estado</text:span></text:p>
      <text:p text:style-name="P11">RPD (Renta Personal Disponible) = Renta personal -RN.</text:p>
      <text:p text:style-name="P11"/>
      <text:p text:style-name="P7">Qué hacen las familias con este ingreso? </text:p>
      <text:p text:style-name="P18">-Pagar deudas/intereses.</text:p>
      <text:p text:style-name="P18">-Gastarla (consumo)</text:p>
      <text:p text:style-name="P18">-Ahorrarla</text:p>
      <text:p text:style-name="P37"/>
      <text:p text:style-name="P33">PPP y PPA</text:p>
      <text:p text:style-name="P19">PPP = Power Parity Purchasing (Paridad del Poder Adquisitivo/<text:span text:style-name="T10">PIB per cápita</text:span>).</text:p>
      <text:p text:style-name="P20">Se usa para comparar PIBs de diferentes países <text:span text:style-name="T10">según su coste de vida (ej: no es lo mismo un sueldo de 2000€ en Alemania que en España)</text:span>. <text:span text:style-name="T10">Complementa a los índices de bienestar.</text:span></text:p>
      <text:p text:style-name="P21">Esta medida hace variar países en el ranking mundial (ej: China de 6ª a 2ª Potencia Mundial).</text:p>
      <text:p text:style-name="P21"><text:soft-page-break/></text:p>
      <text:p text:style-name="P21">Una apreciación/depreciación de una moneda no afecta al PPP de un país.</text:p>
      <text:p text:style-name="P21"/>
      <text:p text:style-name="P35">PIB como medida de bienestar económico?</text:p>
      <text:p text:style-name="P23">No!</text:p>
      <text:p text:style-name="P23">-No contabiliza autoconsumo.</text:p>
      <text:p text:style-name="P23">-No recoge economía sumergida.</text:p>
      <text:p text:style-name="P23">-No tiene en cuenta el trabajo de ama de casa (PIB +25%!) ni bricolaje.</text:p>
      <text:p text:style-name="P23">-No contabiliza la calidad de vida.</text:p>
      <text:p text:style-name="P23">-Recursos naturales no se tienen en cuenta hasta que son explotados.</text:p>
      <text:p text:style-name="P23">-No contabiliza productos ilegales ni mercado negro.</text:p>
      <text:p text:style-name="P23">-No tiene en cuenta distribución de la renta ni salarios.</text:p>
      <text:p text:style-name="P23">-No incluye ocio!</text:p>
      <text:p text:style-name="P23">-Sin embargo, contabiliza gastos militares.</text:p>
      <text:p text:style-name="P23"/>
      <text:p text:style-name="P23">En resumen, PIB no mide muy bien el bienestar económico, ya que no contempla varias claves e incluso del crecimiento.</text:p>
      <text:p text:style-name="P23"/>
      <text:p text:style-name="P35">Índice de Desarrollo Humano (HDI)</text:p>
      <text:p text:style-name="P23">Índice creado por la UNDP que se compone de 3 variables estadísticas:</text:p>
      <text:p text:style-name="P23">1- Esperanza de vida al nacer.</text:p>
      <text:p text:style-name="P23">2- Alfabetización de los adultos y tasa bruta de matriculación en educación primaria/secundaria/terciaria.</text:p>
      <text:p text:style-name="P23">3- Nivel de vida digno (PPP en $).</text:p>
      <text:p text:style-name="P23"/>
      <text:p text:style-name="P23">En países de desarrollo elevado: IDH &gt;= 0,8.</text:p>
      <text:p text:style-name="P23">Países de desarrollo medio: IDH entre 0,5 y 0,8.</text:p>
      <text:p text:style-name="P23">Países subdesarrollados: IDH &lt;0,5.</text:p>
      <text:p text:style-name="P23"/>
      <text:p text:style-name="P23">A partir de 2011, cuarta variable: Grado de desigualdad (distribución equitativa de la renta).</text:p>
      <text:p text:style-name="P23"/>
      <text:p text:style-name="P35">Otras alternativas:</text:p>
      <text:p text:style-name="P8">PIB verde:</text:p>
      <text:p text:style-name="P23">PIB normal pero restándole los valores de recursos naturales deteriorados. Pretende conseguir un mayor realismo en saber si algo aumenta o reduce la riqueza nacional. Ej: usado por el PCC, pero retirado años después porque China contamina demasiado.</text:p>
      <text:p text:style-name="P23"/>
      <text:p text:style-name="P8">Huella ecológica:</text:p>
      <text:p text:style-name="P23">Indicadores que indican la sostenibilidad del desarrollo de un país. Si huella alta, PIB o IDH bajan.</text:p>
      <text:p text:style-name="P23"/>
      <text:p text:style-name="P8">Happy Planet Index:</text:p>
      <text:p text:style-name="P23">Mide el grado en que un país contribuye a que el mundo sea feliz.</text:p>
      <text:p text:style-name="P23">4 variables:</text:p>
      <text:p text:style-name="P23">-Esperanza de vida.</text:p>
      <text:p text:style-name="P23">-Sensación de felicidad de los habitantes.</text:p>
      <text:p text:style-name="P23">-Huella ecológica.</text:p>
      <text:p text:style-name="P23">-Distribución equitativa de la renta.</text:p>
      <text:p text:style-name="P23"/>
      <text:p text:style-name="P35">La economía sumergida: el PIB perdido</text:p>
      <text:p text:style-name="P23">Son actividades económicas que evaden el pago de impuestos.</text:p>
      <text:p text:style-name="P23">2 tipos de actividades</text:p>
      <text:p text:style-name="P23"><text:span text:style-name="T3">1. Actividades ilegales:</text:span> tráfico de drogas…</text:p>
      <text:p text:style-name="P23"><text:soft-page-break/><text:span text:style-name="T3">2.Actividades legales:</text:span> Actividades no registradas (señora de la limpieza…).</text:p>
      <text:p text:style-name="P23"/>
      <text:p text:style-name="P23">Muchas transacciones económicas no se contabilizan a lo largo de un año, y se reduce mucho el PNB.</text:p>
      <text:p text:style-name="P23"/>
      <text:p text:style-name="P9">Causas:</text:p>
      <text:p text:style-name="P9"/>
      <text:p text:style-name="P42"><text:span text:style-name="T11">1.Aumento de impuestos o presión fiscal:</text:span><text:span text:style-name="T13"> Pintores, médicos, electricistas no declaran sus ingresos para evitar el pago del IRPF…</text:span></text:p>
      <text:p text:style-name="P9"/>
      <text:p text:style-name="P41"><text:span text:style-name="T14">2.Rigidez del mercado laboral:</text:span><text:span text:style-name="T12"> Altos costes para despedir a trabajadores.</text:span></text:p>
      <text:p text:style-name="P24"/>
      <text:p text:style-name="P9">3.Inmigrantes alegales sin permiso de trabajo</text:p>
      <text:p text:style-name="P9"/>
      <text:p text:style-name="P41"><text:span text:style-name="T14">4.Implantación de módulos de la Estimación Objetiva Singular:</text:span><text:span text:style-name="T12"> Los tramos que hace Hacienda para <text:s/>cuando vas a pagar la Renta.</text:span></text:p>
      <text:p text:style-name="P39"/>
      <text:p text:style-name="P23"/>
      <text:p text:style-name="P9">Efectos negativos de la economía sumergida</text:p>
      <text:p text:style-name="P9"/>
      <text:p text:style-name="P24">1- Pérdida de ingresos públicos.</text:p>
      <text:p text:style-name="P24">2- Competencia desleal.</text:p>
      <text:p text:style-name="P24">3- Inseguridad laboral.</text:p>
      <text:p text:style-name="P24">4- Atracción de inmigrantes alegales.</text:p>
      <text:p text:style-name="P21"/>
      <text:p text:style-name="P19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2:19:58.439846643</meta:creation-date>
    <meta:generator>LibreOffice/6.4.6.2$Linux_X86_64 LibreOffice_project/40$Build-2</meta:generator>
    <dc:date>2021-03-17T16:13:05.364935786</dc:date>
    <meta:editing-duration>PT13H46M56S</meta:editing-duration>
    <meta:editing-cycles>6</meta:editing-cycles>
    <meta:document-statistic meta:table-count="0" meta:image-count="0" meta:object-count="0" meta:page-count="4" meta:paragraph-count="116" meta:word-count="1015" meta:character-count="6604" meta:non-whitespace-character-count="5698"/>
  </office:meta>
</office:document-meta>
</file>